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1F46F29FD11486709C8.png" manifest:media-type="image/png"/>
  <manifest:file-entry manifest:full-path="Pictures/100002010000020100000201E9D1AF020456DBCE.png" manifest:media-type="image/png"/>
  <manifest:file-entry manifest:full-path="Pictures/10000D0900003505000035053174609B79EA44B8.svg" manifest:media-type="image/svg+xml"/>
  <manifest:file-entry manifest:full-path="Pictures/10000586000034EB000034EB765D461ED6D8C750.svg" manifest:media-type="image/svg+xml"/>
  <manifest:file-entry manifest:full-path="Pictures/100002010000020000000200B2B24BE229A357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top" draw:auto-grow-height="false" fo:min-height="5.916cm" fo:min-width="3.393cm" fo:padding-top="0.175cm" fo:padding-bottom="0.175cm" fo:padding-left="0.3cm" fo:padding-right="0.3cm"/>
    </style:style>
    <style:style style:name="gr2" style:family="graphic" style:parent-style-name="standard">
      <style:graphic-properties svg:stroke-color="#fdc578" draw:fill-color="#fe9237" draw:textarea-horizontal-align="justify" draw:textarea-vertical-align="top" draw:auto-grow-height="false" fo:min-height="1.544cm" fo:min-width="3.285cm"/>
    </style:style>
    <style:style style:name="gr3" style:family="graphic" style:parent-style-name="standard">
      <style:graphic-properties draw:fill-color="#72bf44" draw:textarea-horizontal-align="justify" draw:textarea-vertical-align="middle" draw:auto-grow-height="false" fo:min-height="1.115cm" fo:min-width="1.423cm"/>
    </style:style>
    <style:style style:name="gr4" style:family="graphic" style:parent-style-name="standard">
      <style:graphic-properties draw:fill-color="#0066b3" draw:textarea-horizontal-align="justify" draw:textarea-vertical-align="middle" draw:auto-grow-height="false" fo:min-height="0.544cm" fo:min-width="0.745cm"/>
    </style:style>
    <style:style style:name="gr5" style:family="graphic" style:parent-style-name="standard">
      <style:graphic-properties draw:fill-color="#0066b3" draw:textarea-horizontal-align="justify" draw:textarea-vertical-align="middle" draw:auto-grow-height="false" fo:min-height="0.544cm" fo:min-width="1.08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37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standard">
      <style:graphic-properties draw:stroke="none" draw:fill="none" fo:min-height="0.385cm"/>
    </style:style>
    <style:style style:name="gr10" style:family="graphic" style:parent-style-name="standard">
      <style:graphic-properties draw:stroke="none" draw:fill="none" fo:min-height="0.371cm"/>
    </style:style>
    <style:style style:name="gr11" style:family="graphic" style:parent-style-name="standard">
      <style:graphic-properties draw:textarea-horizontal-align="justify" draw:textarea-vertical-align="middle" draw:auto-grow-height="false" fo:min-height="0.01cm" fo:min-width="0.46cm"/>
    </style:style>
    <style:style style:name="gr12" style:family="graphic" style:parent-style-name="standard">
      <style:graphic-properties svg:stroke-width="0.1cm" svg:stroke-color="#b40024" draw:marker-start-width="0.35cm" draw:marker-end-width="0.35cm" draw:fill-color="#f3002e" draw:textarea-horizontal-align="justify" draw:textarea-vertical-align="middle" draw:auto-grow-height="false" fo:min-height="2.411cm" fo:min-width="2.359cm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0.683cm"/>
    </style:style>
    <style:style style:name="gr14" style:family="graphic" style:parent-style-name="standard">
      <style:graphic-properties svg:stroke-width="0cm" svg:stroke-color="#f67c01" draw:marker-start-width="0.2cm" draw:marker-end-width="0.2cm" draw:fill-color="#ffffff" draw:textarea-horizontal-align="justify" draw:textarea-vertical-align="middle" draw:auto-grow-height="false" fo:min-height="0.835cm" fo:min-width="0.656cm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f67c01" draw:marker-start-width="0.2cm" draw:marker-end-width="0.2cm" draw:fill-color="#ffffff" draw:textarea-horizontal-align="justify" draw:textarea-vertical-align="middle" draw:auto-grow-height="false" fo:min-height="0.835cm" fo:min-width="0.656cm" fo:padding-top="0.125cm" fo:padding-bottom="0.125cm" fo:padding-left="0.25cm" fo:padding-right="0.25cm"/>
    </style:style>
    <style:style style:name="gr16" style:family="graphic" style:parent-style-name="standard">
      <style:graphic-properties svg:stroke-color="#f3002e" draw:fill-color="#f3002e" draw:textarea-horizontal-align="justify" draw:textarea-vertical-align="middle" draw:auto-grow-height="false" fo:min-height="0.01cm" fo:min-width="0.46cm"/>
    </style:style>
    <style:style style:name="gr17" style:family="graphic" style:parent-style-name="standard">
      <style:graphic-properties draw:stroke="none" draw:fill="none" fo:min-height="0.391cm"/>
    </style:style>
    <style:style style:name="gr18" style:family="graphic" style:parent-style-name="standard">
      <style:graphic-properties svg:stroke-color="#f67c01" draw:fill-color="#f67c01" draw:textarea-horizontal-align="justify" draw:textarea-vertical-align="middle" draw:auto-grow-height="false" fo:min-height="0.01cm" fo:min-width="0.46cm"/>
    </style:style>
    <style:style style:name="gr19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top" draw:auto-grow-height="false" fo:min-height="1.417cm" fo:min-width="1.286cm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01cm" fo:min-width="0.46cm"/>
    </style:style>
    <style:style style:name="gr21" style:family="graphic" style:parent-style-name="standard">
      <style:graphic-properties svg:stroke-color="#72bf44" draw:fill-color="#72bf44" draw:textarea-horizontal-align="justify" draw:textarea-vertical-align="middle" draw:auto-grow-height="false" fo:min-height="0.01cm" fo:min-width="0.46cm"/>
    </style:style>
    <style:style style:name="gr22" style:family="graphic" style:parent-style-name="standard">
      <style:graphic-properties draw:fill-color="#0066b3" draw:textarea-horizontal-align="justify" draw:textarea-vertical-align="middle" draw:auto-grow-height="false" fo:min-height="0.544cm" fo:min-width="1.2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 Mono"/>
    </style:style>
    <style:style style:name="P3" style:family="paragraph">
      <loext:graphic-properties draw:fill-color="#fe9237"/>
      <style:paragraph-properties fo:text-align="center"/>
      <style:text-properties style:font-name="Ubuntu Mono"/>
    </style:style>
    <style:style style:name="P4" style:family="paragraph">
      <loext:graphic-properties draw:fill-color="#72bf44"/>
      <style:paragraph-properties fo:text-align="center"/>
      <style:text-properties fo:color="#ffffff" style:font-name="Ubuntu Mono" fo:font-weight="bold" style:font-weight-asian="bold" style:font-weight-complex="bold"/>
    </style:style>
    <style:style style:name="P5" style:family="paragraph">
      <loext:graphic-properties draw:fill-color="#0066b3"/>
      <style:paragraph-properties fo:text-align="center"/>
      <style:text-properties fo:color="#ffffff" style:font-name="Ubuntu Mono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color="#0066b3"/>
    </style:style>
    <style:style style:name="P8" style:family="paragraph">
      <loext:graphic-properties draw:fill="none"/>
      <style:text-properties fo:color="#0066b3" fo:font-size="10pt" style:font-size-asian="10pt" style:font-size-complex="10pt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-color="#f3002e"/>
      <style:paragraph-properties fo:text-align="center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loext:graphic-properties draw:fill-color="#ffffff"/>
      <style:paragraph-properties fo:text-align="center"/>
      <style:text-properties fo:color="#f67c01"/>
    </style:style>
    <style:style style:name="P14" style:family="paragraph">
      <loext:graphic-properties draw:fill-color="#ffffff"/>
      <style:paragraph-properties fo:text-align="center"/>
      <style:text-properties fo:color="#f67c01" style:font-name="Ubuntu Mono"/>
    </style:style>
    <style:style style:name="P15" style:family="paragraph">
      <loext:graphic-properties draw:fill="none"/>
      <style:text-properties fo:color="#000000" fo:font-size="22pt" style:font-size-asian="22pt" style:font-size-complex="22pt"/>
    </style:style>
    <style:style style:name="P16" style:family="paragraph">
      <loext:graphic-properties draw:fill-color="#f67c01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font-name="Ubuntu Mono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-color="#72bf44"/>
      <style:paragraph-properties fo:text-align="center"/>
    </style:style>
    <style:style style:name="T1" style:family="text">
      <style:text-properties fo:color="#ffffff" style:font-name="Ubuntu Mono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style:font-name="Ubuntu Mono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Ubuntu Mono" fo:font-size="10.5pt" style:font-size-asian="10.5pt" style:font-size-complex="10.5pt"/>
    </style:style>
    <style:style style:name="T4" style:family="text">
      <style:text-properties fo:color="#0066b3" style:font-name="Ubuntu Mono" fo:font-size="10pt" style:font-size-asian="10pt" style:font-size-complex="10pt"/>
    </style:style>
    <style:style style:name="T5" style:family="text">
      <style:text-properties fo:color="#0066b3" style:font-name="Ubuntu Mono" fo:font-size="10.5pt" style:font-size-asian="10.5pt" style:font-size-complex="10.5pt"/>
    </style:style>
    <style:style style:name="T6" style:family="text">
      <style:text-properties fo:color="#0066b3" style:font-name="Ubuntu Mono" fo:font-size="9pt" style:font-size-asian="9pt" style:font-size-complex="9pt"/>
    </style:style>
    <style:style style:name="T7" style:family="text">
      <style:text-properties fo:color="#ffffff" style:font-name="Ubuntu Mono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f67c01" style:font-name="Ubuntu Mono" fo:font-size="13pt" style:font-size-asian="13pt" style:font-size-complex="13pt"/>
    </style:style>
    <style:style style:name="T9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Ubuntu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213cm" svg:height="6.486cm" svg:x="1.064cm" svg:y="5.13cm">
            <text:p text:style-name="P1"><text:span text:style-name="T1">R</text:span></text:p>
            <draw:enhanced-geometry svg:viewBox="0 0 21600 21600" draw:path-stretchpoint-x="10800" draw:path-stretchpoint-y="10800" draw:text-areas="?f3 ?f4 ?f5 ?f6" draw:type="round-rectangle" draw:modifiers="1933.073929961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883cm" svg:height="1.892cm" svg:x="1.222cm" svg:y="9.512cm">
            <text:p/>
            <draw:enhanced-geometry svg:viewBox="0 0 21600 21600" draw:path-stretchpoint-x="10800" draw:path-stretchpoint-y="10800" draw:text-areas="?f3 ?f4 ?f5 ?f6" draw:type="round-rectangle" draw:modifiers="1933.073929961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.922cm" svg:height="2.584cm" svg:x="2.172cm" svg:y="1.036cm">
            <text:p text:style-name="P1"><text:span text:style-name="T2">INEP/</text:span><text:span text:style-name="T2"><text:line-break/></text:span><text:span text:style-name="T2">CPC_2015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5" draw:layer="layout" svg:width="1.245cm" svg:height="0.794cm" svg:x="1.731cm" svg:y="6.404cm">
            <text:p text:style-name="P1"><text:span text:style-name="T3">psy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45cm" svg:height="0.794cm" svg:x="3.255cm" svg:y="6.402cm">
            <text:p text:style-name="P1"><text:span text:style-name="T3">dply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45cm" svg:height="0.794cm" svg:x="1.57cm" svg:y="7.496cm">
            <text:p text:style-name="P1"><text:span text:style-name="T3">DMw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81cm" svg:height="0.794cm" svg:x="3.088cm" svg:y="7.505cm">
            <text:p text:style-name="P1"><text:span text:style-name="T3">pairsD3</text:span></text:p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0.427cm" svg:height="0.427cm" draw:transform="rotate (-3.14159265358979) translate (1.659cm 10.001cm)">
            <draw:image xlink:href="Pictures/10000586000034EB000034EB765D461ED6D8C750.svg" xlink:type="simple" xlink:show="embed" xlink:actuate="onLoad">
              <text:p/>
            </draw:image>
            <draw:image xlink:href="Pictures/100002010000020000000200B2B24BE229A35792.png" xlink:type="simple" xlink:show="embed" xlink:actuate="onLoad"/>
          </draw:frame>
          <draw:frame draw:style-name="gr7" draw:text-style-name="P7" draw:layer="layout" svg:width="1.26cm" svg:height="0.62cm" svg:x="1.498cm" svg:y="9.479cm">
            <draw:text-box>
              <text:p><text:span text:style-name="T4">fa</text:span><text:span text:style-name="T5">()</text:span></text:p>
            </draw:text-box>
          </draw:frame>
          <draw:frame draw:style-name="gr6" draw:text-style-name="P6" draw:layer="layout" svg:width="0.427cm" svg:height="0.427cm" draw:transform="rotate (-3.14159265358979) translate (3.008cm 10.002cm)">
            <draw:image xlink:href="Pictures/10000586000034EB000034EB765D461ED6D8C750.svg" xlink:type="simple" xlink:show="embed" xlink:actuate="onLoad">
              <text:p/>
            </draw:image>
            <draw:image xlink:href="Pictures/100002010000020000000200B2B24BE229A35792.png" xlink:type="simple" xlink:show="embed" xlink:actuate="onLoad"/>
          </draw:frame>
          <draw:frame draw:style-name="gr7" draw:text-style-name="P8" draw:layer="layout" svg:width="2.585cm" svg:height="0.62cm" svg:x="2.849cm" svg:y="9.48cm">
            <draw:text-box>
              <text:p><text:span text:style-name="T4">principal()</text:span></text:p>
            </draw:text-box>
          </draw:frame>
          <draw:frame draw:style-name="gr6" draw:text-style-name="P6" draw:layer="layout" svg:width="0.427cm" svg:height="0.427cm" draw:transform="rotate (-3.14159265358979) translate (1.929cm 10.603cm)">
            <draw:image xlink:href="Pictures/10000586000034EB000034EB765D461ED6D8C750.svg" xlink:type="simple" xlink:show="embed" xlink:actuate="onLoad">
              <text:p/>
            </draw:image>
            <draw:image xlink:href="Pictures/100002010000020000000200B2B24BE229A35792.png" xlink:type="simple" xlink:show="embed" xlink:actuate="onLoad"/>
          </draw:frame>
          <draw:frame draw:style-name="gr8" draw:text-style-name="P8" draw:layer="layout" svg:width="3.371cm" svg:height="0.989cm" svg:x="1.77cm" svg:y="10.081cm">
            <draw:text-box>
              <text:p><text:span text:style-name="T4">knnImputation()</text:span></text:p>
            </draw:text-box>
          </draw:frame>
          <draw:frame draw:style-name="gr6" draw:text-style-name="P6" draw:layer="layout" svg:width="0.427cm" svg:height="0.427cm" draw:transform="rotate (-3.14159265358979) translate (1.706cm 11.217cm)">
            <draw:image xlink:href="Pictures/10000586000034EB000034EB765D461ED6D8C750.svg" xlink:type="simple" xlink:show="embed" xlink:actuate="onLoad">
              <text:p/>
            </draw:image>
            <draw:image xlink:href="Pictures/100002010000020000000200B2B24BE229A35792.png" xlink:type="simple" xlink:show="embed" xlink:actuate="onLoad"/>
          </draw:frame>
          <draw:frame draw:style-name="gr9" draw:text-style-name="P8" draw:layer="layout" svg:width="1.46cm" svg:height="0.635cm" svg:x="1.547cm" svg:y="10.695cm">
            <draw:text-box>
              <text:p><text:span text:style-name="T4">cor() </text:span></text:p>
            </draw:text-box>
          </draw:frame>
          <draw:frame draw:style-name="gr10" draw:text-style-name="P10" draw:layer="layout" svg:width="2.178cm" svg:height="0.621cm" svg:x="3.121cm" svg:y="10.67cm">
            <draw:text-box>
              <text:p text:style-name="P9"><text:span text:style-name="T6">corrplot()</text:span></text:p>
            </draw:text-box>
          </draw:frame>
          <draw:frame draw:style-name="gr6" draw:text-style-name="P6" draw:layer="layout" svg:width="0.427cm" svg:height="0.427cm" draw:transform="rotate (-3.14159265358979) translate (3.293cm 11.218cm)">
            <draw:image xlink:href="Pictures/10000586000034EB000034EB765D461ED6D8C750.svg" xlink:type="simple" xlink:show="embed" xlink:actuate="onLoad">
              <text:p/>
            </draw:image>
            <draw:image xlink:href="Pictures/100002010000020000000200B2B24BE229A35792.png" xlink:type="simple" xlink:show="embed" xlink:actuate="onLoad"/>
          </draw:frame>
          <draw:custom-shape draw:style-name="gr11" draw:text-style-name="P1" draw:layer="layout" svg:width="1.097cm" svg:height="0.519cm" svg:x="5.553cm" svg:y="7.1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11" draw:layer="layout" svg:width="2.958cm" svg:height="3.435cm" svg:x="7.179cm" svg:y="5.843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3" draw:text-style-name="P12" draw:layer="layout" svg:width="3.205cm" svg:height="0.933cm" svg:x="7.088cm" svg:y="5.756cm">
            <draw:text-box>
              <text:p><text:span text:style-name="T7">R Markdown</text:span></text:p>
            </draw:text-box>
          </draw:frame>
          <draw:g>
            <draw:custom-shape draw:style-name="gr14" draw:text-style-name="P13" draw:layer="layout" svg:width="1.155cm" svg:height="1.349cm" svg:x="12.061cm" svg:y="6.055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14" draw:text-style-name="P13" draw:layer="layout" svg:width="1.155cm" svg:height="1.349cm" svg:x="12.317cm" svg:y="6.311cm">
              <text:p/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14" draw:text-style-name="P13" draw:layer="controls" svg:width="1.155cm" svg:height="1.349cm" svg:x="12.545cm" svg:y="6.545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14" draw:text-style-name="P13" draw:layer="controls" svg:width="1.155cm" svg:height="1.349cm" svg:x="12.761cm" svg:y="6.785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14" draw:text-style-name="P13" draw:layer="controls" svg:width="1.155cm" svg:height="1.349cm" svg:x="13.017cm" svg:y="7.041cm">
              <text:p/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15" draw:text-style-name="P14" draw:layer="controls" svg:width="1.155cm" svg:height="1.349cm" svg:x="13.245cm" svg:y="7.275cm">
              <text:p text:style-name="P1"><text:span text:style-name="T8">HTML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draw:g>
          <draw:custom-shape draw:style-name="gr16" draw:text-style-name="P11" draw:layer="controls" svg:width="1.097cm" svg:height="0.519cm" svg:x="10.543cm" svg:y="7.1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frame draw:style-name="gr6" draw:text-style-name="P6" draw:layer="controls" svg:width="0.978cm" svg:height="0.978cm" svg:x="10.832cm" svg:y="2.279cm">
              <draw:image xlink:href="Pictures/10000D0900003505000035053174609B79EA44B8.svg" xlink:type="simple" xlink:show="embed" xlink:actuate="onLoad">
                <text:p/>
              </draw:image>
              <draw:image xlink:href="Pictures/100002010000020100000201E9D1AF020456DBCE.png" xlink:type="simple" xlink:show="embed" xlink:actuate="onLoad"/>
            </draw:frame>
            <draw:frame draw:style-name="gr17" draw:text-style-name="P15" draw:layer="controls" svg:width="2.57cm" svg:height="0.641cm" svg:x="11.893cm" svg:y="2.507cm">
              <draw:text-box>
                <text:p><text:span text:style-name="T9">Orientador</text:span></text:p>
              </draw:text-box>
            </draw:frame>
          </draw:g>
          <draw:custom-shape draw:style-name="gr18" draw:text-style-name="P16" draw:layer="controls" svg:width="1.097cm" svg:height="0.519cm" draw:transform="rotate (1.5707963267949) translate (12.399cm 5.02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19" draw:text-style-name="P17" draw:layer="controls" svg:width="1.786cm" svg:height="2.074cm" svg:x="7.171cm" svg:y="1.976cm">
              <text:p text:style-name="P1"><text:span text:style-name="T10">TC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6" draw:text-style-name="P6" draw:layer="controls" svg:width="1.594cm" svg:height="0.664cm" svg:x="7.271cm" svg:y="2.829cm">
              <draw:image xlink:href="Pictures/10000201000004B0000001F46F29FD11486709C8.png" xlink:type="simple" xlink:show="embed" xlink:actuate="onLoad">
                <text:p/>
              </draw:image>
            </draw:frame>
          </draw:g>
          <draw:custom-shape draw:style-name="gr20" draw:text-style-name="P18" draw:layer="controls" svg:width="1.097cm" svg:height="0.519cm" draw:transform="rotate (-3.14159265358979) translate (10.518cm 3.16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9" draw:layer="controls" svg:width="1.097cm" svg:height="0.519cm" draw:transform="rotate (-1.5707963267949) translate (3.437cm 3.88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5" draw:layer="layout" svg:width="1.741cm" svg:height="0.794cm" svg:x="2.288cm" svg:y="8.505cm">
            <text:p text:style-name="P1"><text:span text:style-name="T3">corrplo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8:00:55.143263386</meta:creation-date>
    <dc:date>2018-06-17T19:31:50.012077290</dc:date>
    <meta:editing-duration>PT38M50S</meta:editing-duration>
    <meta:editing-cycles>17</meta:editing-cycles>
    <meta:generator>LibreOffice/6.0.4.2$Linux_X86_64 LibreOffice_project/00m0$Build-2</meta:generator>
    <meta:document-statistic meta:object-count="39"/>
  </office:meta>
</office:document-meta>
</file>